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F36" table:end-x="2.204cm" table:end-y="0.453cm" draw:z-index="0" svg:width="11.263cm" svg:height="7.73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L36" table:end-x="2.233cm" table:end-y="0.054cm" draw:z-index="1" svg:width="11.263cm" svg:height="7.73cm" svg:x="0.002cm" svg:y="0cm">
              <draw:object draw:notify-on-update-of-ranges="Sheet1.B4:Sheet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43:15</dc:date>
    <dc:language>en-US</dc:language>
    <meta:editing-cycles>4</meta:editing-cycles>
    <meta:editing-duration>PT6M4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none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true" chart:deep="true" chart:lines="false" chart:solid-type="cylinder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25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1.264cm" svg:height="7.731cm" chart:class="chart:bar" chart:style-name="ch1">
        <chart:title svg:x="3.55cm" svg:y="0.154cm" chart:style-name="ch2">
          <text:p>Bars_Tubes_deep</text:p>
        </chart:title>
        <chart:legend chart:legend-position="end" svg:x="9.487cm" svg:y="3.139cm" chart:style-name="ch3"/>
        <chart:plot-area chart:style-name="ch4" table:cell-range-address="Sheet1.$B$4:.$F$16" chart:data-source-has-labels="both" chart:table-number-list="0" svg:x="0.224cm" svg:y="1.029cm" svg:width="8.816cm" svg:height="6.548cm" dr3d:vrp="(17980.7850008345 10415.9103702603 24506.1538210437)" dr3d:vpn="(0.416176653696948 0.17363937962709 0.892550479670663)" dr3d:vup="(-0.0733793391750355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none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true" chart:deep="true" chart:lines="false" chart:solid-type="cylinder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25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1.264cm" svg:height="7.731cm" chart:class="chart:bar" chart:style-name="ch1">
        <chart:title svg:x="3.55cm" svg:y="0.154cm" chart:style-name="ch2">
          <text:p>Bars_Tubes_deep</text:p>
        </chart:title>
        <chart:legend chart:legend-position="end" svg:x="9.487cm" svg:y="3.139cm" chart:style-name="ch3"/>
        <chart:plot-area chart:style-name="ch4" table:cell-range-address="Sheet1.$B$4:.$F$16" chart:data-source-has-labels="both" chart:table-number-list="0" svg:x="0.224cm" svg:y="1.029cm" svg:width="8.816cm" svg:height="6.548cm" dr3d:vrp="(17980.7850008345 10415.9103702603 24506.1538210437)" dr3d:vpn="(0.416176653696948 0.17363937962709 0.892550479670663)" dr3d:vup="(-0.0733793391750355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